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24-12-17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24-03-17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22-12-05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21-12-1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20-12-10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19-12-11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18-12-10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17-12-10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16-12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0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200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199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199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198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198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198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1728" calcext:value-type="float">
            <text:p>84.6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197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1976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